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0.16mm" svg:height="105.51mm" svg:x="83.15mm" svg:y="14.81mm">
            <loext:p draw:notify-on-update-of-ranges="Sheet1.A1:Sheet1.A27 Sheet1.B1:Sheet1.B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8335" calcext:value-type="float">
            <text:p>833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32821" calcext:value-type="float">
            <text:p>32821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73381" calcext:value-type="float">
            <text:p>73381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29678" calcext:value-type="float">
            <text:p>129678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float" office:value="202162" calcext:value-type="float">
            <text:p>202162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float" office:value="290353" calcext:value-type="float">
            <text:p>290353</text:p>
          </table:table-cell>
          <table:table-cell office:value-type="float" office:value="0.222" calcext:value-type="float">
            <text:p>0,222</text:p>
          </table:table-cell>
        </table:table-row>
        <table:table-row table:style-name="ro1">
          <table:table-cell office:value-type="float" office:value="395440" calcext:value-type="float">
            <text:p>395440</text:p>
          </table:table-cell>
          <table:table-cell office:value-type="float" office:value="0.323" calcext:value-type="float">
            <text:p>0,323</text:p>
          </table:table-cell>
        </table:table-row>
        <table:table-row table:style-name="ro1">
          <table:table-cell office:value-type="float" office:value="516263" calcext:value-type="float">
            <text:p>516263</text:p>
          </table:table-cell>
          <table:table-cell office:value-type="float" office:value="0.417" calcext:value-type="float">
            <text:p>0,417</text:p>
          </table:table-cell>
        </table:table-row>
        <table:table-row table:style-name="ro1">
          <table:table-cell office:value-type="float" office:value="652234" calcext:value-type="float">
            <text:p>652234</text:p>
          </table:table-cell>
          <table:table-cell office:value-type="float" office:value="0.549" calcext:value-type="float">
            <text:p>0,549</text:p>
          </table:table-cell>
        </table:table-row>
        <table:table-row table:style-name="ro1">
          <table:table-cell office:value-type="float" office:value="805501" calcext:value-type="float">
            <text:p>805501</text:p>
          </table:table-cell>
          <table:table-cell office:value-type="float" office:value="0.695" calcext:value-type="float">
            <text:p>0,695</text:p>
          </table:table-cell>
        </table:table-row>
        <table:table-row table:style-name="ro1">
          <table:table-cell office:value-type="float" office:value="973693" calcext:value-type="float">
            <text:p>973693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1158476" calcext:value-type="float">
            <text:p>1158476</text:p>
          </table:table-cell>
          <table:table-cell office:value-type="float" office:value="1.059" calcext:value-type="float">
            <text:p>1,059</text:p>
          </table:table-cell>
        </table:table-row>
        <table:table-row table:style-name="ro1">
          <table:table-cell office:value-type="float" office:value="1359849" calcext:value-type="float">
            <text:p>1359849</text:p>
          </table:table-cell>
          <table:table-cell office:value-type="float" office:value="1.331" calcext:value-type="float">
            <text:p>1,331</text:p>
          </table:table-cell>
        </table:table-row>
        <table:table-row table:style-name="ro1">
          <table:table-cell office:value-type="float" office:value="1575849" calcext:value-type="float">
            <text:p>1575849</text:p>
          </table:table-cell>
          <table:table-cell office:value-type="float" office:value="1.539" calcext:value-type="float">
            <text:p>1,539</text:p>
          </table:table-cell>
        </table:table-row>
        <table:table-row table:style-name="ro1">
          <table:table-cell office:value-type="float" office:value="1809257" calcext:value-type="float">
            <text:p>1809257</text:p>
          </table:table-cell>
          <table:table-cell office:value-type="float" office:value="1.878" calcext:value-type="float">
            <text:p>1,878</text:p>
          </table:table-cell>
        </table:table-row>
        <table:table-row table:style-name="ro1">
          <table:table-cell office:value-type="float" office:value="2058920" calcext:value-type="float">
            <text:p>2058920</text:p>
          </table:table-cell>
          <table:table-cell office:value-type="float" office:value="2.046" calcext:value-type="float">
            <text:p>2,046</text:p>
          </table:table-cell>
        </table:table-row>
        <table:table-row table:style-name="ro1">
          <table:table-cell office:value-type="float" office:value="2322180" calcext:value-type="float">
            <text:p>2322180</text:p>
          </table:table-cell>
          <table:table-cell office:value-type="float" office:value="2.378" calcext:value-type="float">
            <text:p>2,378</text:p>
          </table:table-cell>
        </table:table-row>
        <table:table-row table:style-name="ro1">
          <table:table-cell office:value-type="float" office:value="2603593" calcext:value-type="float">
            <text:p>2603593</text:p>
          </table:table-cell>
          <table:table-cell office:value-type="float" office:value="2.756" calcext:value-type="float">
            <text:p>2,756</text:p>
          </table:table-cell>
        </table:table-row>
        <table:table-row table:style-name="ro1">
          <table:table-cell office:value-type="float" office:value="2900980" calcext:value-type="float">
            <text:p>2900980</text:p>
          </table:table-cell>
          <table:table-cell office:value-type="float" office:value="3.095" calcext:value-type="float">
            <text:p>3,095</text:p>
          </table:table-cell>
        </table:table-row>
        <table:table-row table:style-name="ro1">
          <table:table-cell office:value-type="float" office:value="3214660" calcext:value-type="float">
            <text:p>3214660</text:p>
          </table:table-cell>
          <table:table-cell office:value-type="float" office:value="3.68" calcext:value-type="float">
            <text:p>3,68</text:p>
          </table:table-cell>
        </table:table-row>
        <table:table-row table:style-name="ro1">
          <table:table-cell office:value-type="float" office:value="3544048" calcext:value-type="float">
            <text:p>3544048</text:p>
          </table:table-cell>
          <table:table-cell office:value-type="float" office:value="3.851" calcext:value-type="float">
            <text:p>3,851</text:p>
          </table:table-cell>
        </table:table-row>
        <table:table-row table:style-name="ro1">
          <table:table-cell office:value-type="float" office:value="3889214" calcext:value-type="float">
            <text:p>3889214</text:p>
          </table:table-cell>
          <table:table-cell office:value-type="float" office:value="4.221" calcext:value-type="float">
            <text:p>4,221</text:p>
          </table:table-cell>
        </table:table-row>
        <table:table-row table:style-name="ro1">
          <table:table-cell office:value-type="float" office:value="4248930" calcext:value-type="float">
            <text:p>4248930</text:p>
          </table:table-cell>
          <table:table-cell office:value-type="float" office:value="4.731" calcext:value-type="float">
            <text:p>4,731</text:p>
          </table:table-cell>
        </table:table-row>
        <table:table-row table:style-name="ro1">
          <table:table-cell office:value-type="float" office:value="4626723" calcext:value-type="float">
            <text:p>4626723</text:p>
          </table:table-cell>
          <table:table-cell office:value-type="float" office:value="5.148" calcext:value-type="float">
            <text:p>5,148</text:p>
          </table:table-cell>
        </table:table-row>
        <table:table-row table:style-name="ro1">
          <table:table-cell office:value-type="float" office:value="5022227" calcext:value-type="float">
            <text:p>5022227</text:p>
          </table:table-cell>
          <table:table-cell office:value-type="float" office:value="5.71" calcext:value-type="float">
            <text:p>5,71</text:p>
          </table:table-cell>
        </table:table-row>
        <table:table-row table:style-name="ro1">
          <table:table-cell office:value-type="float" office:value="5430358" calcext:value-type="float">
            <text:p>5430358</text:p>
          </table:table-cell>
          <table:table-cell office:value-type="float" office:value="6.572" calcext:value-type="float">
            <text:p>6,572</text:p>
          </table:table-cell>
        </table:table-row>
        <table:table-row table:style-name="ro1">
          <table:table-cell office:value-type="float" office:value="5854146" calcext:value-type="float">
            <text:p>5854146</text:p>
          </table:table-cell>
          <table:table-cell office:value-type="float" office:value="7.031" calcext:value-type="float">
            <text:p>7,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2:47:18.602844045</meta:creation-date>
    <dc:date>2017-12-30T13:09:32.981634179</dc:date>
    <meta:editing-duration>PT52S</meta:editing-duration>
    <meta:editing-cycles>1</meta:editing-cycles>
    <meta:document-statistic meta:table-count="1" meta:cell-count="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17cm" svg:height="10.552cm" xlink:href=".." xlink:type="simple" chart:class="chart:scatter" chart:style-name="ch1">
        <chart:title svg:x="4.668cm" svg:y="0.346cm" chart:style-name="ch2">
          <text:p>Temps de résolution du labyrinthe
en fonction du nombre de cases vides</text:p>
        </chart:title>
        <chart:legend chart:legend-position="end" svg:x="15.567cm" svg:y="4.977cm" style:legend-expansion="high" chart:style-name="ch3"/>
        <chart:plot-area chart:style-name="ch4" table:cell-range-address="Sheet1.A1:Sheet1.B27" chart:data-source-has-labels="row" svg:x="1.351cm" svg:y="1.84cm" svg:width="13.876cm" svg:height="7.52cm">
          <chartooo:coordinate-region svg:x="1.787cm" svg:y="2.039cm" svg:width="12.791cm" svg:height="6.674cm"/>
          <chart:axis chart:dimension="x" chart:name="primary-x" chart:style-name="ch5">
            <chart:title svg:x="5.401cm" svg:y="9.571cm" chart:style-name="ch6">
              <text:p>n (nombre de sommets dans le graphe)</text:p>
            </chart:title>
          </chart:axis>
          <chart:axis chart:dimension="y" chart:name="primary-y" chart:style-name="ch5">
            <chart:title svg:x="0.451cm" svg:y="7.258cm" chart:style-name="ch7">
              <text:p>t (temps de résolution)</text:p>
            </chart:title>
            <chart:grid chart:style-name="ch8" chart:class="major"/>
          </chart:axis>
          <chart:series chart:style-name="ch9" chart:values-cell-range-address="Sheet1.B1:Sheet1.B27" loext:label-string="t" chart:class="chart:scatter">
            <chart:domain table:cell-range-address="Sheet1.A1:Sheet1.A27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35">
                <text:p>8335</text:p>
                <draw:g>
                  <svg:desc>Sheet1.A1:Sheet1.A27</svg:desc>
                </draw:g>
              </table:table-cell>
              <table:table-cell office:value-type="float" office:value="0.001">
                <text:p>0.001</text:p>
                <draw:g>
                  <svg:desc>Sheet1.B1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21">
                <text:p>3282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381">
                <text:p>7338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678">
                <text:p>129678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162">
                <text:p>202162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353">
                <text:p>290353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5440">
                <text:p>395440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6263">
                <text:p>516263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2234">
                <text:p>652234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5501">
                <text:p>805501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3693">
                <text:p>97369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8476">
                <text:p>1158476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9849">
                <text:p>1359849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5849">
                <text:p>1575849</text:p>
              </table:table-cell>
              <table:table-cell office:value-type="float" office:value="1.539">
                <text:p>1.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9257">
                <text:p>1809257</text:p>
              </table:table-cell>
              <table:table-cell office:value-type="float" office:value="1.878">
                <text:p>1.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8920">
                <text:p>2058920</text:p>
              </table:table-cell>
              <table:table-cell office:value-type="float" office:value="2.046">
                <text:p>2.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22180">
                <text:p>2322180</text:p>
              </table:table-cell>
              <table:table-cell office:value-type="float" office:value="2.378">
                <text:p>2.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3593">
                <text:p>2603593</text:p>
              </table:table-cell>
              <table:table-cell office:value-type="float" office:value="2.756">
                <text:p>2.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00980">
                <text:p>2900980</text:p>
              </table:table-cell>
              <table:table-cell office:value-type="float" office:value="3.095">
                <text:p>3.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14660">
                <text:p>321466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4048">
                <text:p>3544048</text:p>
              </table:table-cell>
              <table:table-cell office:value-type="float" office:value="3.851">
                <text:p>3.8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89214">
                <text:p>3889214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48930">
                <text:p>4248930</text:p>
              </table:table-cell>
              <table:table-cell office:value-type="float" office:value="4.731">
                <text:p>4.7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26723">
                <text:p>4626723</text:p>
              </table:table-cell>
              <table:table-cell office:value-type="float" office:value="5.148">
                <text:p>5.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22227">
                <text:p>5022227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30358">
                <text:p>5430358</text:p>
              </table:table-cell>
              <table:table-cell office:value-type="float" office:value="6.572">
                <text:p>6.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54146">
                <text:p>5854146</text:p>
              </table:table-cell>
              <table:table-cell office:value-type="float" office:value="7.031">
                <text:p>7.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